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ubik" svg:font-family="rubik, apple-system, BlinkMacSystemFont, 'Segoe UI', roboto, 'Helvetica Neue', arial, sans-serif, 'Apple Color Emoji', 'Segoe UI Emoji', 'Segoe UI Symbol', 'Noto Color Emoji'"/>
  </office:font-face-decls>
  <office:automatic-styles>
    <style:style style:name="Táboa1" style:family="table">
      <style:table-properties style:width="17cm" table:align="margins"/>
    </style:style>
    <style:style style:name="Táboa1.A" style:family="table-column">
      <style:table-column-properties style:column-width="8.5cm" style:rel-column-width="32767*"/>
    </style:style>
    <style:style style:name="Táboa1.A1" style:family="table-cell">
      <style:table-cell-properties fo:padding="0.097cm" fo:border-left="0.5pt solid #000000" fo:border-right="none" fo:border-top="0.5pt solid #000000" fo:border-bottom="0.5pt solid #000000"/>
    </style:style>
    <style:style style:name="Táboa1.B1" style:family="table-cell">
      <style:table-cell-properties fo:padding="0.097cm" fo:border="0.5pt solid #000000"/>
    </style:style>
    <style:style style:name="Táboa1.A2" style:family="table-cell">
      <style:table-cell-properties fo:padding="0.097cm" fo:border-left="0.5pt solid #000000" fo:border-right="none" fo:border-top="none" fo:border-bottom="0.5pt solid #000000"/>
    </style:style>
    <style:style style:name="Táboa1.B2" style:family="table-cell">
      <style:table-cell-properties fo:padding="0.097cm" fo:border-left="0.5pt solid #000000" fo:border-right="0.5pt solid #000000" fo:border-top="none" fo:border-bottom="0.5pt solid #000000"/>
    </style:style>
    <style:style style:name="Táboa2" style:family="table">
      <style:table-properties style:width="17cm" table:align="margins"/>
    </style:style>
    <style:style style:name="Táboa2.A" style:family="table-column">
      <style:table-column-properties style:column-width="8.5cm" style:rel-column-width="32767*"/>
    </style:style>
    <style:style style:name="Táboa2.A1" style:family="table-cell">
      <style:table-cell-properties fo:padding="0.097cm" fo:border-left="0.5pt solid #000000" fo:border-right="none" fo:border-top="0.5pt solid #000000" fo:border-bottom="0.5pt solid #000000"/>
    </style:style>
    <style:style style:name="Táboa2.B1" style:family="table-cell">
      <style:table-cell-properties fo:padding="0.097cm" fo:border="0.5pt solid #000000"/>
    </style:style>
    <style:style style:name="Táboa2.A2" style:family="table-cell">
      <style:table-cell-properties fo:padding="0.097cm" fo:border-left="0.5pt solid #000000" fo:border-right="none" fo:border-top="none" fo:border-bottom="0.5pt solid #000000"/>
    </style:style>
    <style:style style:name="Táboa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end" style:justify-single-word="false"/>
      <style:text-properties officeooo:rsid="0017686d" officeooo:paragraph-rsid="0017686d"/>
    </style:style>
    <style:style style:name="P2" style:family="paragraph" style:parent-style-name="Standard">
      <style:paragraph-properties fo:text-align="start" style:justify-single-word="false"/>
      <style:text-properties officeooo:rsid="0017686d" officeooo:paragraph-rsid="0017686d"/>
    </style:style>
    <style:style style:name="P3" style:family="paragraph" style:parent-style-name="Standard">
      <style:paragraph-properties fo:text-align="start" style:justify-single-word="false"/>
      <style:text-properties officeooo:paragraph-rsid="0017686d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bold" officeooo:paragraph-rsid="0017686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paragraph-rsid="0017686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7686d" officeooo:paragraph-rsid="0017686d" style:font-weight-asian="bold" style:font-weight-complex="bold"/>
    </style:style>
    <style:style style:name="P7" style:family="paragraph" style:parent-style-name="Standard" style:list-style-name="L4">
      <style:paragraph-properties fo:text-align="start" style:justify-single-word="false"/>
      <style:text-properties fo:font-weight="bold" officeooo:rsid="0017686d" officeooo:paragraph-rsid="0017686d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normal" officeooo:rsid="0017686d" officeooo:paragraph-rsid="0017686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7686d" officeooo:paragraph-rsid="0017686d" style:font-weight-asian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weight="normal" officeooo:rsid="0017686d" officeooo:paragraph-rsid="0017686d" style:font-weight-asian="normal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fo:font-weight="normal" officeooo:rsid="0017686d" officeooo:paragraph-rsid="0017686d" style:font-weight-asian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officeooo:rsid="0017686d" officeooo:paragraph-rsid="0017686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7686d" officeooo:paragraph-rsid="0017686d" style:font-weight-asian="bold" style:font-weight-complex="bold"/>
    </style:style>
    <style:style style:name="T1" style:family="text">
      <style:text-properties officeooo:rsid="0017686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7686d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drés Fernández Pereira</text:p>
      <text:p text:style-name="P2"/>
      <text:list xml:id="list492311285" text:style-name="L1">
        <text:list-item>
          <text:p text:style-name="P4"><text:span text:style-name="T1">Busca información sobre CRM on demand (bajo demanda)</text:span></text:p>
          <text:p text:style-name="P8">Elimina el cambio en la información de la empresa, no obstante añade una depencia total a una conexión a internet para utilizar el sistema.</text:p>
        </text:list-item>
      </text:list>
      <text:p text:style-name="P9"/>
      <text:p text:style-name="P9"><text:tab/><text:span text:style-name="T2">Un sistema on Demand</text:span></text:p>
      <text:list text:style-name="L2">
        <text:list-item>
          <text:p text:style-name="P10">Contrata el derecho de usar el sotfware que encuentra instalado un servidor de terceros (no existen en los servicios meidante el acceso a Internet).</text:p>
        </text:list-item>
      </text:list>
      <text:p text:style-name="P9"/>
      <text:p text:style-name="P9"><text:tab/></text:p>
      <text:p text:style-name="P3"/>
      <text:list xml:id="list201615578914529" text:continue-list="list492311285" text:style-name="L1">
        <text:list-item>
          <text:p text:style-name="P4"><text:span text:style-name="T1">Busca información sobre CRM on premise</text:span></text:p>
        </text:list-item>
      </text:list>
      <text:p text:style-name="P5"><text:tab/><text:span text:style-name="T4">Es un sistema “in house” alojada para el cliente, su instalación, integración, administración y <text:tab/>mantenimiento es llevada a cabo por especialistas IT. Este sistema es gestionado por los <text:tab/>propios empleados.</text:span></text:p>
      <text:p text:style-name="P5"><text:span text:style-name="T4"/></text:p>
      <text:p text:style-name="P5"><text:span text:style-name="T4"><text:tab/>Es habitual ver eeste tipo de soluciones On Premise en empresas grandes debido a su mayor <text:tab/>personalización y para evitar sobrecargar el servidor por carga de información.</text:span></text:p>
      <text:p text:style-name="P5"><text:span text:style-name="T4"><text:tab/></text:span></text:p>
      <text:p text:style-name="P5"><text:span text:style-name="T4"><text:tab/>Oferecem una gestión contrada con flujos de trabajo predefinidos y una configuración y <text:tab/>formación personalizada al modelo de la empresa. Es decir cada sistema está diferencia está <text:tab/>diseñado a las necesidades de la empresa.</text:span></text:p>
      <text:p text:style-name="P5"><text:span text:style-name="T4"/></text:p>
      <text:p text:style-name="P6"><text:span text:style-name="T1">C</text:span>aracterístas CRM On Demand/On Premise</text:p>
      <text:p text:style-name="P5"><text:span text:style-name="T4"/></text:p>
      <table:table table:name="Táboa1" table:style-name="Táboa1">
        <table:table-column table:style-name="Táboa1.A" table:number-columns-repeated="2"/>
        <table:table-row>
          <table:table-cell table:style-name="Táboa1.A1" office:value-type="string">
            <text:p text:style-name="P13">ON DEMAND</text:p>
          </table:table-cell>
          <table:table-cell table:style-name="Táboa1.B1" office:value-type="string">
            <text:p text:style-name="P13">ON PREMISE</text:p>
          </table:table-cell>
        </table:table-row>
        <table:table-row>
          <table:table-cell table:style-name="Táboa1.A2" office:value-type="string">
            <text:p text:style-name="P12">1- CLOUD COMPUTING</text:p>
          </table:table-cell>
          <table:table-cell table:style-name="Táboa1.B2" office:value-type="string">
            <text:p text:style-name="P12">1 – IN HOUSE</text:p>
          </table:table-cell>
        </table:table-row>
        <table:table-row>
          <table:table-cell table:style-name="Táboa1.A2" office:value-type="string">
            <text:p text:style-name="P12">2- REDUCIÓN DE COSTES</text:p>
          </table:table-cell>
          <table:table-cell table:style-name="Táboa1.B2" office:value-type="string">
            <text:p text:style-name="P12">2- INSTALACIÓN ESPECIALISTAS IT.</text:p>
          </table:table-cell>
        </table:table-row>
        <table:table-row>
          <table:table-cell table:style-name="Táboa1.A2" office:value-type="string">
            <text:p text:style-name="P12">3- SIMPLICACIÓN DE PROCESOS.</text:p>
          </table:table-cell>
          <table:table-cell table:style-name="Táboa1.B2" office:value-type="string">
            <text:p text:style-name="P12">3- MAYOR PERSONALIZACIÓN</text:p>
          </table:table-cell>
        </table:table-row>
        <table:table-row>
          <table:table-cell table:style-name="Táboa1.A2" office:value-type="string">
            <text:p text:style-name="P12">4- ACCESIBLIDAD UNIVERSAL</text:p>
          </table:table-cell>
          <table:table-cell table:style-name="Táboa1.B2" office:value-type="string">
            <text:p text:style-name="P12">5 – ORIENTADO A GRANDES EMPRESAS</text:p>
          </table:table-cell>
        </table:table-row>
      </table:table>
      <text:p text:style-name="P5"><text:span text:style-name="T4"/></text:p>
      <text:p text:style-name="P6"><text:span text:style-name="T3"/></text:p>
      <text:p text:style-name="P6">Diferencias entre On Demand/On Premise</text:p>
      <text:list xml:id="list86084505" text:style-name="L4">
        <text:list-item>
          <text:p text:style-name="P11"><text:span text:style-name="T2">On demand</text:span>: Las aplicaciones on demand, también conocidas como soluciones SaaS, están basadas en un modelo cloud computing.</text:p>
        </text:list-item>
        <text:list-item>
          <text:p text:style-name="P11"><text:span text:style-name="T2">On premise</text:span>: Las soluciones on premise son aquellas que se encuentran alojadas en el propio servidor del cliente y, por ende, son gestionadas por los mismos usuarios.</text:p>
        </text:list-item>
      </text:list>
      <text:p text:style-name="P9"/>
      <text:p text:style-name="P6"/>
      <table:table table:name="Táboa2" table:style-name="Táboa2">
        <table:table-column table:style-name="Táboa2.A" table:number-columns-repeated="2"/>
        <table:table-row>
          <table:table-cell table:style-name="Táboa2.A1" office:value-type="string">
            <text:p text:style-name="P13">CRM On Premise</text:p>
          </table:table-cell>
          <table:table-cell table:style-name="Táboa2.B1" office:value-type="string">
            <text:p text:style-name="P13">CRM On Demand</text:p>
          </table:table-cell>
        </table:table-row>
        <table:table-row>
          <table:table-cell table:style-name="Táboa2.A2" office:value-type="string">
            <text:p text:style-name="P12">Servicio in-house</text:p>
          </table:table-cell>
          <table:table-cell table:style-name="Táboa2.B2" office:value-type="string">
            <text:p text:style-name="P12">Proiedad de Cloud</text:p>
          </table:table-cell>
        </table:table-row>
        <table:table-row>
          <table:table-cell table:style-name="Táboa2.A2" office:value-type="string">
            <text:p text:style-name="P12">Por especialistas IT</text:p>
          </table:table-cell>
          <table:table-cell table:style-name="Táboa2.B2" office:value-type="string">
            <text:p text:style-name="P12">El Sass puede tener propiedad On Demand</text:p>
          </table:table-cell>
        </table:table-row>
        <table:table-row>
          <table:table-cell table:style-name="Táboa2.A2" office:value-type="string">
            <text:p text:style-name="P12">Orientado a grandes empresas </text:p>
          </table:table-cell>
          <table:table-cell table:style-name="Táboa2.B2" office:value-type="string">
            <text:p text:style-name="P12">Accesibilidad Universal</text:p>
          </table:table-cell>
        </table:table-row>
        <table:table-row>
          <table:table-cell table:style-name="Táboa2.A2" office:value-type="string">
            <text:p text:style-name="P12">Considerado más seguro</text:p>
          </table:table-cell>
          <table:table-cell table:style-name="Táboa2.B2" office:value-type="string">
            <text:p text:style-name="P12">Redución de costes</text:p>
          </table:table-cell>
        </table:table-row>
        <table:table-row>
          <table:table-cell table:style-name="Táboa2.A2" office:value-type="string">
            <text:p text:style-name="P12">Adaptado a negocios que crecen</text:p>
          </table:table-cell>
          <table:table-cell table:style-name="Táboa2.B2" office:value-type="string">
            <text:p text:style-name="P12">Simplica Procesos</text:p>
          </table:table-cell>
        </table:table-row>
      </table:table>
      <text:p text:style-name="P6"/>
      <text:p text:style-name="P6"><text:soft-page-break/></text:p>
      <text:p text:style-name="P6">Razones para elegir entre CRM On Premise/On Demand</text:p>
      <text:p text:style-name="P6"/>
      <text:list xml:id="list201616239539765" text:continue-numbering="true" text:style-name="L4">
        <text:list-header>
          <text:p text:style-name="P7">CRM On Premise</text:p>
        </text:list-header>
        <text:list-item>
          <text:p text:style-name="P11">Las grandes empresas suelen elegir este sistema porque les parece mucho más fiable y seguro -por ser una aplicación local-. Se evitan riesgos asociados a terceros.</text:p>
        </text:list-item>
        <text:list-item>
          <text:p text:style-name="P11"/>
        </text:list-item>
        <text:list-item>
          <text:p text:style-name="P7">CRM On Demand</text:p>
        </text:list-item>
        <text:list-item>
          <text:p text:style-name="P11">Permite ahorrar tiempo y costes. Ofrece una gran facilidad de uso, puesto que la aplicación es accesible desde cualquier equipo que tenga conexión a Internet.</text:p>
        </text:list-item>
      </text:list>
      <text:p text:style-name="P9"/>
      <text:p text:style-name="P9"/>
      <text:p text:style-name="P6">Ejemplos CRM On Demand/On Premise</text:p>
      <text:p text:style-name="P6"/>
      <text:p text:style-name="P9">Salesforce. Este CRM te permite sacar el máximo partido a la parte más comunicativa del software con Chatter, la “red social” de dicho software. ...</text:p>
      <text:p text:style-name="P9">Base. ...</text:p>
      <text:p text:style-name="P9">Microsoft Dynamics. ...</text:p>
      <text:p text:style-name="P9">Salesnet. ...</text:p>
      <text:p text:style-name="P9">Netsuite. ...</text:p>
      <text:p text:style-name="P9">AllProWebTools. ...</text:p>
      <text:p text:style-name="P9">Sugar.</text:p>
      <text:p text:style-name="P9">monday sales CRM</text:p>
      <text:p text:style-name="P9">Pipedrive</text:p>
      <text:p text:style-name="P9">Capsule</text:p>
      <text:p text:style-name="P9">Creatio CRM</text:p>
      <text:p text:style-name="P9">HubSpot CRM</text:p>
      <text:p text:style-name="P9">InConcert Marketing Automation &amp; CRM</text:p>
      <text:p text:style-name="P9">Onpipeline</text:p>
      <text:p text:style-name="P9">Zoho CRM</text:p>
      <text:p text:style-name="P9">NetSuit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ubik" svg:font-family="rubik, apple-system, BlinkMacSystemFont, 'Segoe UI', roboto, 'Helvetica Neue', arial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19:33:41.348000000</meta:creation-date>
    <dc:date>2023-09-29T20:16:14.768000000</dc:date>
    <meta:editing-duration>PT42M34S</meta:editing-duration>
    <meta:editing-cycles>1</meta:editing-cycles>
    <meta:document-statistic meta:table-count="2" meta:image-count="0" meta:object-count="0" meta:page-count="2" meta:paragraph-count="60" meta:word-count="423" meta:character-count="2647" meta:non-whitespace-character-count="2277"/>
    <meta:generator>LibreOffice/7.5.3.2$Windows_X86_64 LibreOffice_project/9f56dff12ba03b9acd7730a5a481eea045e468f3</meta:generator>
  </office:meta>
</office:document-meta>
</file>